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960000007624483E3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orizontal_20_Line">
      <style:text-properties fo:color="#800000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P6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7" style:family="paragraph" style:parent-style-name="Header">
      <style:text-properties fo:color="#800000" fo:font-size="12pt" fo:font-weight="normal" style:font-size-asian="12pt" style:font-weight-asian="normal" style:font-size-complex="12pt" style:font-weight-complex="normal"/>
    </style:style>
    <style:style style:name="P8" style:family="paragraph" style:parent-style-name="Horizontal_20_Line">
      <style:text-properties fo:color="#800000"/>
    </style:style>
    <style:style style:name="T1" style:family="text">
      <style:text-properties fo:color="#8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ETALLE DEL PASE</text:span></text:p>
      <text:p text:style-name="P3"/>
      <text:p text:style-name="P3">[EXPEDIENTE_OFICINA_INICIAL] N [EXPEDIENTE_ID]</text:p>
      <text:p text:style-name="P3"><text:span text:style-name="T2">Partida</text:span> [EXPEDIENTE_PARTIDA]</text:p>
      <text:p text:style-name="P3"><text:span text:style-name="T2">Responsable</text:span> [EXPEDIENTE_RESPONSABLE]</text:p>
      <text:p text:style-name="P3"><text:span text:style-name="T2">Numero de expediente </text:span>[EXPEDIENTE_NRO_EXPEDIENTE]</text:p>
      <text:p text:style-name="P3"><text:span text:style-name="T2">Oficina: </text:span>[OFICINA]</text:p>
      <text:p text:style-name="P3"/>
      <text:p text:style-name="P4">Observaciones</text:p>
      <text:p text:style-name="P3">[OBSERVACIONE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Mono" style:font-size-asian="10pt" style:font-name-complex="Droid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text-properties fo:color="#800000" fo:font-size="12pt" fo:font-weight="normal" style:font-size-asian="12pt" style:font-weight-asian="normal" style:font-size-complex="12pt" style:font-weight-complex="normal"/>
    </style:style>
    <style:style style:name="MP4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1" text:anchor-type="paragraph" svg:x="14.81cm" svg:y="-0.379cm" svg:width="1.905cm" svg:height="1.498cm" draw:z-index="0"><draw:image xlink:href="Pictures/10000000000000960000007624483E37.png" xlink:type="simple" xlink:show="embed" xlink:actuate="onLoad"/></draw:frame>MUNICIPALIDAD DE LA CIUDAD DE CORONDA</text:p>
        <text:p text:style-name="MP3">SISTEMA DE EXPEDIENTE</text:p>
        <text:p text:style-name="MP1"/>
      </style:header>
      <style:footer>
        <text:p text:style-name="MP4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2-07-03T11:53:57</dc:date>
    <meta:editing-duration>P1DT4H5M5S</meta:editing-duration>
    <meta:editing-cycles>60</meta:editing-cycles>
    <meta:generator>LibreOffice/3.5$Linux_x86 LibreOffice_project/350m1$Build-2</meta:generator>
    <dc:creator>olvap </dc:creator>
    <meta:document-statistic meta:table-count="0" meta:image-count="1" meta:object-count="0" meta:page-count="1" meta:paragraph-count="11" meta:word-count="31" meta:character-count="293" meta:non-whitespace-character-count="271"/>
  </office:meta>
</office:document-meta>
</file>